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A9F28372DB807CFF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rumenti al fuoco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1">Focheggiatori</text:span></text:p>
              </text:list-header>
              <text:list-item>
                <text:p text:style-name="P2"><text:span text:style-name="T2">Assoluti</text:span></text:p>
              </text:list-item>
              <text:list-item>
                <text:p text:style-name="P2"><text:span text:style-name="T2">Incrementali</text:span></text:p>
              </text:list-item>
              <text:list-item>
                <text:p text:style-name="P2"><text:span text:style-name="T2">Correzione del filtr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rumenti al fuoco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Ruote portafiltri</text:span></text:p>
              </text:list-header>
              <text:list-item>
                <text:p text:style-name="P2">Elettroniche</text:p>
              </text:list-item>
              <text:list-item>
                <text:p text:style-name="P2">Meccaniche (elettriche)</text:p>
              </text:list-item>
              <text:list-item>
                <text:p text:style-name="P2">Manuali</text:p>
              </text:list-item>
              <text:list-item>
                <text:p text:style-name="P2">Correttive al fuoc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rumenti al fuoco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Rotatori di campo</text:span></text:p>
              </text:list-header>
              <text:list-item>
                <text:p>Utilizzo in Alt/Az</text:p>
              </text:list-item>
              <text:list-item>
                <text:p>Comodi al fuoco Coudè (NdA)</text:p>
              </text:list-item>
              <text:list-item>
                <text:p>Spesso in bundle con il focheggiato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ntature</text:p>
          </draw:text-box>
        </draw:frame>
        <draw:frame presentation:style-name="pr2" draw:text-style-name="P5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1">Armoniche touchless</text:span></text:p>
              </text:list-header>
              <text:list-item>
                <text:p text:style-name="P2"><text:span text:style-name="T2">Prototipi di Armoniche meccaniche</text:span></text:p>
              </text:list-item>
              <text:list-item>
                <text:p text:style-name="P2"><text:span text:style-name="T2">Alto consumo energetico</text:span></text:p>
              </text:list-item>
              <text:list-item>
                <text:p text:style-name="P2"><text:span text:style-name="T2">Altissima rapidità di puntamento</text:span></text:p>
              </text:list-item>
              <text:list-item>
                <text:p text:style-name="P2"><text:span text:style-name="T2">Precisione buona</text:span></text:p>
              </text:list-item>
              <text:list-item>
                <text:p text:style-name="P2"><text:span text:style-name="T2">Eccellente ripresa dell’oggetto</text:span></text:p>
              </text:list-item>
              <text:list-item>
                <text:p text:style-name="P2"><text:span text:style-name="T2">Alta coppi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ntature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1"><text:span text:style-name="T1">Stepper</text:span></text:p>
            <text:list text:style-name="L2">
              <text:list-item>
                <text:p><text:span text:style-name="T3">Economiche</text:span></text:p>
              </text:list-item>
              <text:list-item>
                <text:p><text:span text:style-name="T3">Stabilità in insequimento</text:span></text:p>
              </text:list-item>
              <text:list-item>
                <text:p><text:span text:style-name="T3">Semplicità costruttiva</text:span></text:p>
              </text:list-item>
              <text:list-item>
                <text:p><text:span text:style-name="T4">Possibilità di microstepping (alta precisione)</text:span></text:p>
              </text:list-item>
              <text:list-item>
                <text:p><text:span text:style-name="T4">Alta gamma di velocità di puntamento</text:span></text:p>
              </text:list-item>
              <text:list-item>
                <text:p><text:span text:style-name="T4">Coppia bassa in alta velocità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ntature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1"><text:span text:style-name="T1">Servo</text:span></text:p>
            <text:list text:style-name="L2">
              <text:list-item>
                <text:p>Alta precisione</text:p>
              </text:list-item>
              <text:list-item>
                <text:p>Possibilità di recupero dell’oggetto</text:p>
              </text:list-item>
              <text:list-item>
                <text:p>Bassa velocità</text:p>
              </text:list-item>
              <text:list-item>
                <text:p>Basso consumo</text:p>
              </text:list-item>
              <text:list-item>
                <text:p>Coppia molto al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ntatur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Encoder</text:span></text:p>
            <text:list text:style-name="L2">
              <text:list-item>
                <text:p text:style-name="P2"><text:span text:style-name="T2">Incrementali (stepper,servo)</text:span></text:p>
                <text:list>
                  <text:list-item>
                    <text:p text:style-name="P2"><text:span text:style-name="T2">Semplicità costruttiva</text:span></text:p>
                  </text:list-item>
                  <text:list-item>
                    <text:p text:style-name="P2"><text:span text:style-name="T2">Difficoltà negli algoritmi</text:span></text:p>
                  </text:list-item>
                </text:list>
              </text:list-item>
              <text:list-item>
                <text:p text:style-name="P2"><text:span text:style-name="T2">Assoluti (armoniche, aux per stepper, servo)</text:span></text:p>
                <text:list>
                  <text:list-item>
                    <text:p text:style-name="P2"><text:span text:style-name="T2">Semplicità in costruzione e programmazione</text:span></text:p>
                  </text:list-item>
                  <text:list-item>
                    <text:p text:style-name="P2"><text:span text:style-name="T2">Costi elev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9F28372DB807CF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9:07:14.242291151</meta:creation-date>
    <meta:editing-duration>PT6H18M43S</meta:editing-duration>
    <meta:editing-cycles>45</meta:editing-cycles>
    <meta:generator>LibreOffice/6.2.7.1$Linux_X86_64 LibreOffice_project/20$Build-1</meta:generator>
    <dc:title>Bright Blue</dc:title>
    <dc:date>2020-03-30T02:31:21.467727192</dc:date>
    <meta:document-statistic meta:object-count="50"/>
  </office:meta>
</office:document-meta>
</file>